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01in" fo:margin-right="0in" fo:text-indent="0in" style:auto-text-indent="false"/>
      <style:text-properties style:font-name="Consolas" fo:font-size="14pt" style:font-name-asian="Consolas" style:font-size-asian="14pt" style:font-name-complex="Consolas" style:font-size-complex="14pt"/>
    </style:style>
    <style:style style:name="P2" style:family="paragraph" style:parent-style-name="Standard">
      <style:paragraph-properties fo:margin-left="-0.0201in" fo:margin-right="0in" fo:text-indent="0.2in" style:auto-text-indent="false"/>
      <style:text-properties style:font-name="Consolas" fo:font-size="14pt" style:font-name-asian="Consolas" style:font-size-asian="14pt" style:font-name-complex="Consolas" style:font-size-complex="14pt"/>
    </style:style>
    <style:style style:name="P3" style:family="paragraph" style:parent-style-name="Standard">
      <style:paragraph-properties fo:margin-left="-0.0201in" fo:margin-right="0in" fo:text-align="start" style:justify-single-word="false" fo:text-indent="0.2in" style:auto-text-indent="false" style:text-autospace="none"/>
      <style:text-properties style:font-name="Consolas" fo:font-size="14pt" style:font-name-asian="Consolas" style:font-size-asian="14pt" style:font-name-complex="Consolas" style:font-size-complex="14pt"/>
    </style:style>
    <style:style style:name="P4" style:family="paragraph" style:parent-style-name="Standard" style:list-style-name="">
      <style:paragraph-properties fo:margin-left="0in" fo:margin-right="0in" fo:text-align="start" style:justify-single-word="false" fo:text-indent="0.0799in" style:auto-text-indent="false" style:text-autospace="none"/>
      <style:text-properties style:font-name="Consolas" fo:font-size="14pt" style:font-name-asian="Consolas" style:font-size-asian="14pt" style:font-name-complex="Consolas" style:font-size-complex="14pt"/>
    </style:style>
    <style:style style:name="P5" style:family="paragraph" style:parent-style-name="Standard" style:master-page-name="">
      <style:paragraph-properties fo:margin-left="0in" fo:margin-right="0in" fo:text-indent="0.0799in" style:auto-text-indent="false" style:page-number="auto"/>
      <style:text-properties style:font-name="Consolas" fo:font-size="14pt" style:font-name-asian="Consolas" style:font-size-asian="14pt" style:font-name-complex="Consola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んだったかねぇ。</text:p>
      <text:p text:style-name="P4">女はふっと煙草の煙を男の首に吹きつける。</text:p>
      <text:p text:style-name="P4">「アンタが馬鹿みたいにメスカリンなんていうアナクロなヤクきめて、ラリラリのハデハ デに労働者なんか殺っちまうからあたしに狩られるハメになるのょ、ねぇ？」</text:p>
      <text:p text:style-name="P4">メスカリンはサボテンなどから抽出されるアルカロィドで幻覚作用のある植物系麻薬物 質である。科学薬品から作られるし30などの覚醒剤と違い、コカィンやメスカリンは質 を問わなければ栽培した作物から簡単に大量精製することができた。</text:p>
      <text:p text:style-name="P4">たしかにその手軽さからメスカリンはこれを含むサボテン種が多く自生するクズ鉄町外 辺の砂漠ではポピユラーな麻薬であったが、はるかに強力な効果と習慣性を持った合成麻 薬の流行するこのクズ鉄町内ではせいぜいが陳腐な神秘宗教が信者に嗅がせるくらいの需 要しかないシロモノである。</text:p>
      <text:p text:style-name="P4">このょうな効果が単純かつ持続性も低く大量に吸引せねばならないために手間のかかる 原始的麻薬をタズ鉄町で愛用するのは、やはり辺境の村落やファクトリーが経営する農場 出身の田舎者たちであっ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tb-rl"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5-04T22:11:46.29</dc:date>
    <meta:editing-duration>PT21H21M2S</meta:editing-duration>
    <meta:editing-cycles>24</meta:editing-cycles>
    <meta:generator>OpenOffice/4.1.5$Win32 OpenOffice.org_project/415m1$Build-9789</meta:generator>
    <dc:creator>Jo Jaquinta</dc:creator>
    <meta:document-statistic meta:table-count="0" meta:image-count="0" meta:object-count="0" meta:page-count="1" meta:paragraph-count="6" meta:word-count="436" meta:character-count="445"/>
  </office:meta>
</office:document-meta>
</file>